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4cm" fo:min-width="1.401cm"/>
    </style:style>
    <style:style style:name="gr2" style:family="graphic" style:parent-style-name="standard">
      <style:graphic-properties draw:fill-color="#ffffff" draw:textarea-horizontal-align="center" draw:textarea-vertical-align="middle" draw:auto-grow-height="false" fo:min-height="1.75cm" fo:min-width="3.7cm" text:animation-delay="P0D"/>
    </style:style>
    <style:style style:name="gr3" style:family="graphic" style:parent-style-name="standard">
      <style:graphic-properties draw:fill="none" draw:textarea-vertical-align="middle" draw:auto-grow-height="false" fo:min-height="1.262cm" fo:min-width="7.246cm"/>
    </style:style>
    <style:style style:name="gr4" style:family="graphic" style:parent-style-name="standard">
      <style:graphic-properties draw:fill="none" draw:textarea-vertical-align="middle" draw:auto-grow-height="false" fo:min-height="1.356cm" fo:min-width="2.723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5cm" fo:min-width="3.2cm"/>
    </style:style>
    <style:style style:name="gr7" style:family="graphic" style:parent-style-name="standard">
      <style:graphic-properties draw:fill="none" draw:textarea-vertical-align="middle" draw:auto-grow-height="false" fo:min-height="1.356cm" fo:min-width="3.123cm"/>
    </style:style>
    <style:style style:name="P1" style:family="paragraph">
      <style:paragraph-properties fo:text-align="center"/>
      <style:text-properties fo:font-size="15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5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/>
    </style:style>
    <style:style style:name="P5" style:family="paragraph">
      <loext:graphic-properties draw:fill="none"/>
      <style:paragraph-properties fo:text-align="center"/>
      <style:text-properties fo:font-size="1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3.5cm" svg:x="1.4cm" svg:y="12.3cm">
          <text:p text:style-name="P1"><text:span text:style-name="T1">OCR</text:span></text:p>
          <text:p text:style-name="P1"><text:span text:style-name="T1">Raw</text:span></text:p>
          <text:p text:style-name="P1"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4.2cm" svg:height="2cm" svg:x="5.4cm" svg:y="13cm">
          <text:p text:style-name="P1"><text:span text:style-name="T1">Item Extr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cm" svg:height="1.6cm" svg:x="16cm" svg:y="9.7cm">
          <text:p text:style-name="P1"><text:span text:style-name="T1">Item_name, Evidence Categor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" draw:text-style-name="P5" draw:layer="layout" svg:width="3.6cm" svg:height="1.7cm" svg:x="11.9cm" svg:y="13.3cm">
          <text:p text:style-name="P4"><text:span text:style-name="T2">I</text:span><text:span text:style-name="T1">tem_name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5" draw:text-style-name="P6" draw:layer="layout" svg:x1="3.6cm" svg:y1="14cm" svg:x2="5.4cm" svg:y2="14cm">
          <text:p/>
        </draw:line>
        <draw:line draw:style-name="gr5" draw:text-style-name="P6" draw:layer="layout" svg:x1="9.7cm" svg:y1="14.1cm" svg:x2="11.9cm" svg:y2="14.1cm">
          <text:p/>
        </draw:line>
        <draw:line draw:style-name="gr5" draw:text-style-name="P6" draw:layer="layout" svg:x1="15.3cm" svg:y1="14.1cm" svg:x2="17.7cm" svg:y2="14.1cm">
          <text:p/>
        </draw:line>
        <draw:custom-shape draw:style-name="gr6" draw:text-style-name="P2" draw:layer="layout" svg:width="3.7cm" svg:height="2cm" svg:x="17.8cm" svg:y="13.3cm">
          <text:p text:style-name="P7"><text:span text:style-name="T1">Item </text:span></text:p>
          <text:p text:style-name="P7"><text:span text:style-name="T1">Classification</text:span></text:p>
          <text:p text:style-name="P7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cm" svg:height="2cm" svg:x="17.5cm" svg:y="4.5cm">
          <text:p text:style-name="P1"><text:span text:style-name="T1">Match</text:span></text:p>
          <text:p text:style-name="P1"><text:span text:style-name="T1">Item</text:span></text:p>
          <text:p text:style-name="P1"><text:span text:style-name="T1">Categorie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7cm" svg:y1="13.1cm" svg:x2="19.7cm" svg:y2="10.8cm">
          <text:p/>
        </draw:line>
        <draw:line draw:style-name="gr5" draw:text-style-name="P6" draw:layer="layout" svg:x1="19.6cm" svg:y1="9.7cm" svg:x2="19.6cm" svg:y2="6.6cm">
          <text:p/>
        </draw:line>
        <draw:line draw:style-name="gr5" draw:text-style-name="P6" draw:layer="layout" svg:x1="21.3cm" svg:y1="5.7cm" svg:x2="22.8cm" svg:y2="5.7cm">
          <text:p/>
        </draw:line>
        <draw:custom-shape draw:style-name="gr7" draw:text-style-name="P8" draw:layer="layout" svg:width="4cm" svg:height="1.7cm" svg:x="22.7cm" svg:y="4.8cm">
          <text:p text:style-name="P7"><text:span text:style-name="T1">Matched</text:span>,</text:p>
          <text:p text:style-name="P7"><text:span text:style-name="T1">Not</text:span> <text:span text:style-name="T1">Matched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" draw:text-style-name="P3" draw:layer="layout" svg:width="8.1cm" svg:height="1.6cm" svg:x="7.201cm" svg:y="4.9cm">
          <text:p text:style-name="P1"><text:span text:style-name="T1">Item_name, <text:s/>Claim Category</text:span></text:p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5" draw:text-style-name="P6" draw:layer="layout" svg:x1="3.5cm" svg:y1="5.6cm" svg:x2="7.3cm" svg:y2="5.6cm">
          <text:p/>
        </draw:line>
        <draw:line draw:style-name="gr5" draw:text-style-name="P6" draw:layer="layout" svg:x1="15.3cm" svg:y1="5.7cm" svg:x2="17.3cm" svg:y2="5.8cm">
          <text:p/>
        </draw:line>
        <draw:custom-shape draw:style-name="gr1" draw:text-style-name="P2" draw:layer="layout" svg:width="1.9cm" svg:height="3.5cm" svg:x="1.401cm" svg:y="3.901cm">
          <text:p text:style-name="P1"><text:span text:style-name="T1">Tax</text:span></text:p>
          <text:p text:style-name="P1"><text:span text:style-name="T1">Retur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1:30:11.917481761</meta:creation-date>
    <dc:date>2019-07-21T22:49:40.728891328</dc:date>
    <meta:editing-duration>PT1H28M54S</meta:editing-duration>
    <meta:editing-cycles>12</meta:editing-cycles>
    <meta:generator>LibreOffice/6.2.5.2$Linux_X86_64 LibreOffice_project/20$Build-2</meta:generator>
    <meta:document-statistic meta:object-count="17"/>
  </office:meta>
</office:document-meta>
</file>